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beddedDatabaseFactoryBean.setDatabaseCleaner( DatabasePopulator databaseClea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DatabaseFactoryBean.destro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mbeddedDatabase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Database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DatabaseFactoryBean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beddedDatabase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